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8.74mm"/>
    </style:style>
    <style:style style:name="co3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.55mm"/>
    </style:style>
    <style:style style:name="co7" style:family="table-column">
      <style:table-column-properties fo:break-before="auto" style:column-width="73.5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16.09mm"/>
    </style:style>
    <style:style style:name="co10" style:family="table-column">
      <style:table-column-properties fo:break-before="auto" style:column-width="68.33mm"/>
    </style:style>
    <style:style style:name="co11" style:family="table-column">
      <style:table-column-properties fo:break-before="auto" style:column-width="28.75mm"/>
    </style:style>
    <style:style style:name="co12" style:family="table-column">
      <style:table-column-properties fo:break-before="auto" style:column-width="72.21mm"/>
    </style:style>
    <style:style style:name="co13" style:family="table-column">
      <style:table-column-properties fo:break-before="auto" style:column-width="39.86mm"/>
    </style:style>
    <style:style style:name="co14" style:family="table-column">
      <style:table-column-properties fo:break-before="auto" style:column-width="50.09mm"/>
    </style:style>
    <style:style style:name="co15" style:family="table-column">
      <style:table-column-properties fo:break-before="auto" style:column-width="25.75mm"/>
    </style:style>
    <style:style style:name="co16" style:family="table-column">
      <style:table-column-properties fo:break-before="auto" style:column-width="40.96mm"/>
    </style:style>
    <style:style style:name="co17" style:family="table-column">
      <style:table-column-properties fo:break-before="auto" style:column-width="84.31mm"/>
    </style:style>
    <style:style style:name="co18" style:family="table-column">
      <style:table-column-properties fo:break-before="auto" style:column-width="16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00"/>
      <style:text-properties style:text-position="" fo:font-weight="normal" style:font-weight-asian="normal" style:font-weight-complex="normal"/>
    </style:style>
    <style:style style:name="ce11" style:family="table-cell" style:parent-style-name="Default">
      <style:table-cell-properties fo:background-color="#ffcc00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14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ffcc00" fo:wrap-option="wrap"/>
      <style:text-properties style:text-position=""/>
    </style:style>
    <style:style style:name="ce16" style:family="table-cell" style:parent-style-name="Default">
      <style:table-cell-properties fo:wrap-option="wrap"/>
      <style:text-properties style:text-position="" fo:font-weight="normal" style:font-weight-asian="normal" style:font-weight-complex="normal"/>
    </style:style>
    <style:style style:name="ce17" style:family="table-cell" style:parent-style-name="Default">
      <style:table-cell-properties fo:wrap-option="wrap"/>
      <style:text-properties fo:color="#ff3333" style:text-position="" fo:font-weight="normal" style:font-weight-asian="normal" style:font-weight-complex="normal"/>
    </style:style>
    <style:style style:name="ce18" style:family="table-cell" style:parent-style-name="Default">
      <style:table-cell-properties fo:wrap-option="wrap"/>
      <style:text-properties style:use-window-font-color="true" style:text-position="" fo:font-weight="normal" style:font-weight-asian="normal" style:font-weight-complex="normal"/>
    </style:style>
    <style:style style:name="ce19" style:family="table-cell" style:parent-style-name="Default">
      <style:table-cell-properties fo:background-color="transparent" fo:wrap-option="wrap"/>
      <style:text-properties style:text-position=""/>
    </style:style>
    <style:style style:name="ce20" style:family="table-cell" style:parent-style-name="Default">
      <style:table-cell-properties fo:background-color="#ffcc00" fo:wrap-option="wrap"/>
      <style:text-properties style:text-position="" fo:font-weight="normal" style:font-weight-asian="normal" style:font-weight-complex="normal"/>
    </style:style>
    <style:style style:name="ce21" style:family="table-cell" style:parent-style-name="Default">
      <style:table-cell-properties fo:background-color="#ffcc00" fo:wrap-option="wrap"/>
      <style:text-properties style:use-window-font-color="true" style:text-position="" fo:font-weight="normal" style:font-weight-asian="normal" style:font-weight-complex="normal"/>
    </style:style>
    <style:style style:name="ce22" style:family="table-cell" style:parent-style-name="Default">
      <style:table-cell-properties fo:background-color="transparent" fo:wrap-option="wrap"/>
      <style:text-properties style:text-position="" fo:font-weight="normal" style:font-weight-asian="normal" style:font-weight-complex="normal"/>
    </style:style>
    <style:style style:name="ce23" style:family="table-cell" style:parent-style-name="Default">
      <style:table-cell-properties fo:background-color="transparent" fo:wrap-option="wrap"/>
      <style:text-properties style:use-window-font-color="true"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27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wrap-option="wrap"/>
      <style:text-properties fo:color="#ff3333" style:text-position=""/>
    </style:style>
    <style:style style:name="ce31" style:family="table-cell" style:parent-style-name="Default">
      <style:table-cell-properties fo:background-color="#ffcc00"/>
      <style:text-properties style:use-window-font-color="true" style:text-position=""/>
    </style:style>
    <style:style style:name="ce8" style:family="table-cell" style:parent-style-name="Default">
      <style:table-cell-properties fo:background-color="#ffcc00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32" style:family="table-cell" style:parent-style-name="Default" style:data-style-name="N113">
      <style:text-properties style:text-position=""/>
    </style:style>
    <style:style style:name="ce33" style:family="table-cell" style:parent-style-name="Default" style:data-style-name="N113"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background-color="#ffff99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ff0000"/>
    </style:style>
    <style:style style:name="ce43" style:family="table-cell" style:parent-style-name="Default">
      <style:table-cell-properties fo:background-color="#ffcc00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#ffcc00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cc00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wrap"/>
    </style:style>
    <style:style style:name="ce4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cc00" fo:wrap-option="wrap"/>
    </style:style>
    <style:style style:name="ce51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wrap-option="wrap"/>
      <style:text-properties fo:color="#ff3333" fo:font-weight="normal" style:font-weight-asian="normal" style:font-weight-complex="normal"/>
    </style:style>
    <style:style style:name="ce53" style:family="table-cell" style:parent-style-name="Default">
      <style:table-cell-properties fo:wrap-option="wrap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fo:background-color="transparent" fo:wrap-option="wrap"/>
    </style:style>
    <style:style style:name="ce55" style:family="table-cell" style:parent-style-name="Default">
      <style:table-cell-properties fo:background-color="#ffcc00" fo:wrap-option="wrap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cc00" fo:wrap-option="wrap"/>
      <style:text-properties style:use-window-font-color="true" fo:font-weight="normal" style:font-weight-asian="normal" style:font-weight-complex="normal"/>
    </style:style>
    <style:style style:name="ce57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transparent" fo:wrap-option="wrap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2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wrap-option="wrap"/>
      <style:text-properties fo:color="#ff3333"/>
    </style:style>
    <style:style style:name="ce66" style:family="table-cell" style:parent-style-name="Default">
      <style:table-cell-properties fo:background-color="#ffcc00"/>
      <style:text-properties style:use-window-font-color="true"/>
    </style:style>
    <style:style style:name="ce67" style:family="table-cell" style:parent-style-name="Default" style:data-style-name="N113"/>
    <style:style style:name="ce68" style:family="table-cell" style:parent-style-name="Default" style:data-style-name="N113">
      <style:text-properties fo:font-weight="bold" style:font-weight-asian="bold" style:font-weight-complex="bold"/>
    </style:style>
  </office:automatic-styles>
  <office:body>
    <office:spreadsheet>
      <table:table table:name="OpenBuil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number-columns-repeated="1020" table:default-cell-style-name="Default"/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X Axi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vailable</text:p>
          </table:table-cell>
          <table:table-cell table:style-name="ce5" office:value-type="string" calcext:value-type="string">
            <text:p>Used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nylon-insert-hex-locknut/" xlink:type="simple">Nylon Insert Nuts - 5mm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low-profile-screws-m5/" xlink:type="simple">Low Profile Screws Singles - 25mm</text:a></text:p>
          </table:table-cell>
          <table:table-cell table:style-name="ce6" office:value-type="float" office:value="6" calcext:value-type="float">
            <text:p>6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tee-nuts-25-pack/" xlink:type="simple">Tee Nuts - M5 (Singles)</text:a></text:p>
          </table:table-cell>
          <table:table-cell table:style-name="ce6" office:value-type="float" office:value="16" calcext:value-type="float">
            <text:p>16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aluminum-spacers/" xlink:type="simple">Aluminum Spacers - 6mm</text:a>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aluminum-spacers/" xlink:type="simple">Aluminum Spacers - 40mm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low-profile-screws-m5/" xlink:type="simple">Low Profile Screws Singles - 10mm</text:a></text:p>
          </table:table-cell>
          <table:table-cell table:style-name="ce6" office:value-type="float" office:value="12" calcext:value-type="float">
            <text:p>1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1-4-x-8mm-flexible-coupling/" xlink:type="simple">1/4" x 8m Flexible Coupling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aluminum-spacers/" xlink:type="simple">Aluminum Spacers - 3mm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slot-washer-15x5x2mm/" xlink:type="simple">Slot Washers</text:a></text:p>
          </table:table-cell>
          <table:table-cell table:style-name="ce6" office:value-type="float" office:value="8" calcext:value-type="float">
            <text:p>8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eccentric-spacer/" xlink:type="simple">Eccentric Spacers - 6mm Full Size Wheels</text:a></text:p>
          </table:table-cell>
          <table:table-cell table:style-name="ce6" office:value-type="float" office:value="3" calcext:value-type="float">
            <text:p>3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xtreme-solid-v-wheel-kit/" xlink:type="simple">Xtreme Solid Wheel Kit</text:a></text:p>
          </table:table-cell>
          <table:table-cell table:style-name="ce6" office:value-type="float" office:value="6" calcext:value-type="float">
            <text:p>6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cast-corner-bracket/" xlink:type="simple">Cast Corners</text:a></text:p>
          </table:table-cell>
          <table:table-cell table:style-name="ce6" office:value-type="float" office:value="4" calcext:value-type="float">
            <text:p>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v-slot-gantry-plates/" xlink:type="simple">V-Slot Gantry Plate (Universal)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low-profile-screws-m5/" xlink:type="simple">Low Profile Screw - Singles - 20mm</text:a></text:p>
          </table:table-cell>
          <table:table-cell table:style-name="ce6" office:value-type="float" office:value="10" calcext:value-type="float">
            <text:p>10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low-profile-screws-m5/" xlink:type="simple">Low Profile Screws - Singles - 55mm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ball-bearing-688z-8x16x5/" xlink:type="simple">Ball Bearing 688Z 8x16x5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8mm-shim/" xlink:type="simple">8mm Shim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lock-collar/" xlink:type="simple">Lock Collar - 8mm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c-beam-end-mount/" xlink:type="simple">C-Beam End Mount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anti-backlash-nut-block-for-8mm-metric-acme-lead-screw/" xlink:type="simple">Anti Backlash Nut Block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1" table:number-columns-repeated="1020"/>
        </table:table-row>
        <table:table-row table:style-name="ro1">
          <table:table-cell table:style-name="ce1"/>
          <table:table-cell table:style-name="ce4" office:value-type="string" calcext:value-type="string">
            <text:p>Y Axis</text:p>
          </table:table-cell>
          <table:table-cell table:style-name="ce6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nylon-insert-hex-locknut/" xlink:type="simple">Nylon Insert Nuts - 5mm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low-profile-screws-m5/" xlink:type="simple">Low Profile Screws Singles - 25mm</text:a></text:p>
          </table:table-cell>
          <table:table-cell table:style-name="ce6" office:value-type="float" office:value="4" calcext:value-type="float">
            <text:p>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tee-nuts-25-pack/" xlink:type="simple">Tee Nuts - M5 (Singles)</text:a></text:p>
          </table:table-cell>
          <table:table-cell table:style-name="ce6" office:value-type="float" office:value="8" calcext:value-type="float">
            <text:p>8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aluminum-spacers/" xlink:type="simple">Aluminum Spacers - 6mm</text:a></text:p>
          </table:table-cell>
          <table:table-cell table:style-name="ce6" office:value-type="float" office:value="10" calcext:value-type="float">
            <text:p>10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aluminum-spacers/" xlink:type="simple">Aluminum Spacers - 40mm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low-profile-screws-m5/" xlink:type="simple">Low Profile Screws Singles - 10mm</text:a></text:p>
          </table:table-cell>
          <table:table-cell table:style-name="ce6" office:value-type="float" office:value="4" calcext:value-type="float">
            <text:p>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low-profile-screws-m5/" xlink:type="simple">Low Profile Screws Singles - 30mm</text:a></text:p>
          </table:table-cell>
          <table:table-cell table:style-name="ce6" office:value-type="float" office:value="4" calcext:value-type="float">
            <text:p>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1-4-x-8mm-flexible-coupling/" xlink:type="simple">1/4" x 8m Flexible Coupling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aluminum-spacers/" xlink:type="simple">Aluminum Spacers - 3mm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eccentric-spacer/" xlink:type="simple">Eccentric Spacers - 6mm Full Size Wheels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xtreme-solid-v-wheel-kit/" xlink:type="simple">Xtreme Solid V Wheel Kit</text:a></text:p>
          </table:table-cell>
          <table:table-cell table:style-name="ce6" office:value-type="float" office:value="4" calcext:value-type="float">
            <text:p>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cast-corner-bracket/" xlink:type="simple">Cast Corners</text:a></text:p>
          </table:table-cell>
          <table:table-cell table:style-name="ce6" office:value-type="float" office:value="4" calcext:value-type="float">
            <text:p>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build-plate/" xlink:type="simple">Build Plate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self-tapping-screw/" xlink:type="simple">Self Tapping Screws</text:a></text:p>
          </table:table-cell>
          <table:table-cell table:style-name="ce6" office:value-type="float" office:value="8" calcext:value-type="float">
            <text:p>8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low-profile-screws-m5/" xlink:type="simple">Low Profile Screws - Singles - 20mm</text:a></text:p>
          </table:table-cell>
          <table:table-cell table:style-name="ce6" office:value-type="float" office:value="10" calcext:value-type="float">
            <text:p>10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low-profile-screws-m5/" xlink:type="simple">Low Profile Screws - Singles - 55mm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ball-bearing-688z-8x16x5/" xlink:type="simple">Ball Bearing 688Z 8x16x5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8mm-shim/" xlink:type="simple">8mm Shim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lock-collar/" xlink:type="simple">Lock Collar - 8mm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c-beam-end-mount/" xlink:type="simple">C-Beam End Mount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anti-backlash-nut-block-for-8mm-metric-acme-lead-screw/" xlink:type="simple">Anti Backlash Nut Block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1" table:number-columns-repeated="1020"/>
        </table:table-row>
        <table:table-row table:style-name="ro1">
          <table:table-cell table:style-name="ce1"/>
          <table:table-cell table:style-name="ce4" office:value-type="string" calcext:value-type="string">
            <text:p>Z Axis</text:p>
          </table:table-cell>
          <table:table-cell table:style-name="ce6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c-beam-linear-actuator-bundle/" xlink:type="simple">C-Beam Linear Actuator Bundle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low-profile-screws-m5/" xlink:type="simple">Low Profile Screws Singles - 10mm</text:a></text:p>
          </table:table-cell>
          <table:table-cell table:style-name="ce6" office:value-type="float" office:value="8" calcext:value-type="float">
            <text:p>8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1-4-x-8mm-flexible-coupling/" xlink:type="simple">1/4" x 8m Flexible Coupling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black-angle-corner-connector/" xlink:type="simple">Black Angle Corner Connectors</text:a></text:p>
          </table:table-cell>
          <table:table-cell table:style-name="ce6" office:value-type="float" office:value="4" calcext:value-type="float">
            <text:p>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low-profile-screws-m5/" xlink:type="simple">Low Profile Screw - Singles - 20mm</text:a></text:p>
          </table:table-cell>
          <table:table-cell table:style-name="ce6" office:value-type="float" office:value="10" calcext:value-type="float">
            <text:p>10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router-spindle-mount/" xlink:type="simple">OpenBuilds Spindle Mount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1" table:number-columns-repeated="1020"/>
        </table:table-row>
        <table:table-row table:style-name="ro1">
          <table:table-cell table:style-name="ce1"/>
          <table:table-cell table:style-name="ce4" office:value-type="string" calcext:value-type="string">
            <text:p>Frame</text:p>
          </table:table-cell>
          <table:table-cell table:style-name="ce6"/>
          <table:table-cell table:style-name="ce1" table:number-columns-repeated="1020"/>
        </table:table-row>
        <table:table-row table:style-name="ro1">
          <table:table-cell table:style-name="ce1"/>
          <table:table-cell table:style-name="ce3"/>
          <table:table-cell table:style-name="ce6"/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tee-nuts-25-pack/" xlink:type="simple">Tee Nuts - M5 (Singles)</text:a></text:p>
          </table:table-cell>
          <table:table-cell table:style-name="ce6" office:value-type="float" office:value="44" calcext:value-type="float">
            <text:p>4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low-profile-screws-m5/" xlink:type="simple">Low Profile Screws Singles - 8mm</text:a></text:p>
          </table:table-cell>
          <table:table-cell table:style-name="ce6" office:value-type="float" office:value="24" calcext:value-type="float">
            <text:p>24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low-profile-screws-m5/" xlink:type="simple">Low Profile Screws Singles - 10mm</text:a></text:p>
          </table:table-cell>
          <table:table-cell table:style-name="ce6" office:value-type="float" office:value="26" calcext:value-type="float">
            <text:p>26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drop-in-tee-nuts/" xlink:type="simple">Drop In Tee Nuts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cast-corner-bracket/" xlink:type="simple">Cast Corners</text:a></text:p>
          </table:table-cell>
          <table:table-cell table:style-name="ce6" office:value-type="float" office:value="18" calcext:value-type="float">
            <text:p>18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l-bracket/" xlink:type="simple">Single L Brackets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90-degree-joining-plate/" xlink:type="simple">90 Degree Joining Plate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self-tapping-screw/" xlink:type="simple">Self Tapping Screws</text:a></text:p>
          </table:table-cell>
          <table:table-cell table:style-name="ce6" office:value-type="float" office:value="6" calcext:value-type="float">
            <text:p>6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socket-head-cap-screw-m4/" xlink:type="simple">M4 x 6mm Screws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c-beam-linear-rail/" xlink:type="simple">C-Beam Linear Rail - 500mm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8mm-metric-acme-lead-screw/" xlink:type="simple">8mm Metric Acme Lead Screw - 500mm</text:a></text:p>
          </table:table-cell>
          <table:table-cell table:style-name="ce6" office:value-type="float" office:value="2" calcext:value-type="float">
            <text:p>2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3" office:value-type="string" calcext:value-type="string">
            <text:p><text:a xlink:href="http://openbuildspartstore.com/v-slot-linear-rail/" xlink:type="simple">500mm 20x60 V-Slot</text:a></text:p>
          </table:table-cell>
          <table:table-cell table:style-name="ce6" office:value-type="float" office:value="6" calcext:value-type="float">
            <text:p>6</text:p>
          </table:table-cell>
          <table:table-cell table:style-name="ce1" table:number-columns-repeated="1020"/>
        </table:table-row>
        <table:table-row table:style-name="ro1" table:number-rows-repeated="104850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lectronics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<text:a xlink:href="http://3dtek.xyz/blogs/technical-docs/19171599-shapeoko-vs-x-carve-vs-heavy-mill-choosing-a-cnc-router" xlink:type="simple">http://3dtek.xyz/blogs/technical-docs/19171599-shapeoko-vs-x-carve-vs-heavy-mill-choosing-a-cnc-route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7" office:value-type="string" calcext:value-type="string">
            <text:p>C Beam machine</text:p>
          </table:table-cell>
          <table:table-cell table:number-columns-repeated="4"/>
        </table:table-row>
        <table:table-row table:style-name="ro1">
          <table:table-cell/>
          <table:table-cell table:style-name="ce37"/>
          <table:table-cell office:value-type="string" calcext:value-type="string">
            <text:p>Q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st x Qty</text:p>
          </table:table-cell>
          <table:table-cell office:value-type="string" calcext:value-type="string">
            <text:p>Vat</text:p>
          </table:table-cell>
        </table:table-row>
        <table:table-row table:style-name="ro1">
          <table:table-cell/>
          <table:table-cell office:value-type="string" calcext:value-type="string">
            <text:p>C Beam machine + Motors</text:p>
          </table:table-cell>
          <table:table-cell office:value-type="float" office:value="1" calcext:value-type="float">
            <text:p>1</text:p>
          </table:table-cell>
          <table:table-cell office:value-type="float" office:value="360.24" calcext:value-type="float">
            <text:p>360.24</text:p>
          </table:table-cell>
          <table:table-cell table:formula="of:=[.D6]*[.C6]" office:value-type="float" office:value="360.24" calcext:value-type="float">
            <text:p>360.24</text:p>
          </table:table-cell>
          <table:table-cell table:formula="of:=([.E6]/100)*120" office:value-type="float" office:value="432.288" calcext:value-type="float">
            <text:p>432.29</text:p>
          </table:table-cell>
        </table:table-row>
        <table:table-row table:style-name="ro1">
          <table:table-cell/>
          <table:table-cell office:value-type="string" calcext:value-type="string">
            <text:p>CNC xPRO V2</text:p>
          </table:table-cell>
          <table:table-cell office:value-type="float" office:value="1" calcext:value-type="float">
            <text:p>1</text:p>
          </table:table-cell>
          <table:table-cell office:value-type="float" office:value="82.88" calcext:value-type="float">
            <text:p>82.88</text:p>
          </table:table-cell>
          <table:table-cell table:formula="of:=[.D7]*[.C7]" office:value-type="float" office:value="82.88" calcext:value-type="float">
            <text:p>82.88</text:p>
          </table:table-cell>
          <table:table-cell table:formula="of:=([.E7]/100)*120" office:value-type="float" office:value="99.456" calcext:value-type="float">
            <text:p>99.46</text:p>
          </table:table-cell>
        </table:table-row>
        <table:table-row table:style-name="ro1">
          <table:table-cell/>
          <table:table-cell office:value-type="string" calcext:value-type="string">
            <text:p>Power Supply 24V</text:p>
          </table:table-cell>
          <table:table-cell office:value-type="float" office:value="1" calcext:value-type="float">
            <text:p>1</text:p>
          </table:table-cell>
          <table:table-cell office:value-type="float" office:value="31.88" calcext:value-type="float">
            <text:p>31.88</text:p>
          </table:table-cell>
          <table:table-cell table:formula="of:=[.D8]*[.C8]" office:value-type="float" office:value="31.88" calcext:value-type="float">
            <text:p>31.88</text:p>
          </table:table-cell>
          <table:table-cell table:formula="of:=([.E8]/100)*120" office:value-type="float" office:value="38.256" calcext:value-type="float">
            <text:p>38.26</text:p>
          </table:table-cell>
        </table:table-row>
        <table:table-row table:style-name="ro1">
          <table:table-cell/>
          <table:table-cell office:value-type="string" calcext:value-type="string">
            <text:p>Bosch Colt Router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formula="of:=[.D9]*[.C9]" office:value-type="float" office:value="170" calcext:value-type="float">
            <text:p>170</text:p>
          </table:table-cell>
          <table:table-cell table:formula="of:=[.E9]" office:value-type="float" office:value="170" calcext:value-type="float">
            <text:p>17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nd Caps</text:p>
          </table:table-cell>
          <table:table-cell office:value-type="float" office:value="12" calcext:value-type="float">
            <text:p>12</text:p>
          </table:table-cell>
          <table:table-cell office:value-type="float" office:value="1.18" calcext:value-type="float">
            <text:p>1.18</text:p>
          </table:table-cell>
          <table:table-cell table:formula="of:=[.D11]*[.C11]" office:value-type="float" office:value="14.16" calcext:value-type="float">
            <text:p>14.16</text:p>
          </table:table-cell>
          <table:table-cell table:formula="of:=([.E11]/100)*120" office:value-type="float" office:value="16.992" calcext:value-type="float">
            <text:p>16.99</text:p>
          </table:table-cell>
        </table:table-row>
        <table:table-row table:style-name="ro1">
          <table:table-cell/>
          <table:table-cell office:value-type="string" calcext:value-type="string">
            <text:p>Slot Cover / Panel Holder – 500mm</text:p>
          </table:table-cell>
          <table:table-cell office:value-type="float" office:value="10" calcext:value-type="float">
            <text:p>10</text:p>
          </table:table-cell>
          <table:table-cell office:value-type="float" office:value="1.28" calcext:value-type="float">
            <text:p>1.28</text:p>
          </table:table-cell>
          <table:table-cell table:formula="of:=[.D12]*[.C12]" office:value-type="float" office:value="12.8" calcext:value-type="float">
            <text:p>12.8</text:p>
          </table:table-cell>
          <table:table-cell table:formula="of:=([.E12]/100)*120" office:value-type="float" office:value="15.36" calcext:value-type="float">
            <text:p>15.36</text:p>
          </table:table-cell>
        </table:table-row>
        <table:table-row table:style-name="ro1">
          <table:table-cell table:number-columns-repeated="4"/>
          <table:table-cell table:style-name="ce37" table:formula="of:=SUM([.E6:.E12])" office:value-type="float" office:value="671.96" calcext:value-type="float">
            <text:p>671.96</text:p>
          </table:table-cell>
          <table:table-cell table:style-name="ce37" table:formula="of:=SUM([.F6:.F12])" office:value-type="float" office:value="772.352" calcext:value-type="float">
            <text:p>772.3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37" office:value-type="string" calcext:value-type="string">
            <text:p>X Carve Machin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Xcarve Bundle, includes 300W spindle and PSU, mill and clamp bits</text:p>
          </table:table-cell>
          <table:table-cell office:value-type="float" office:value="1" calcext:value-type="float">
            <text:p>1</text:p>
          </table:table-cell>
          <table:table-cell office:value-type="float" office:value="593.85" calcext:value-type="float">
            <text:p>593.85</text:p>
          </table:table-cell>
          <table:table-cell table:formula="of:=[.D18]*[.C18]" office:value-type="float" office:value="593.85" calcext:value-type="float">
            <text:p>593.85</text:p>
          </table:table-cell>
          <table:table-cell table:formula="of:=([.E18]/100)*120" office:value-type="float" office:value="712.62" calcext:value-type="float">
            <text:p>712.62</text:p>
          </table:table-cell>
        </table:table-row>
        <table:table-row table:style-name="ro1">
          <table:table-cell/>
          <table:table-cell office:value-type="string" calcext:value-type="string">
            <text:p>CNC xPRO V2</text:p>
          </table:table-cell>
          <table:table-cell office:value-type="float" office:value="0" calcext:value-type="float">
            <text:p>0</text:p>
          </table:table-cell>
          <table:table-cell office:value-type="float" office:value="82.88" calcext:value-type="float">
            <text:p>82.88</text:p>
          </table:table-cell>
          <table:table-cell table:formula="of:=[.D19]*[.C19]" office:value-type="float" office:value="0" calcext:value-type="float">
            <text:p>0</text:p>
          </table:table-cell>
          <table:table-cell table:formula="of:=([.E19]/100)*12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 Shield for Arduino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D20]*[.C20]" office:value-type="float" office:value="0" calcext:value-type="float">
            <text:p>0</text:p>
          </table:table-cell>
          <table:table-cell table:formula="of:=[.E2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2" office:value-type="string" calcext:value-type="string">
            <text:p>Main issue is delivery costs</text:p>
          </table:table-cell>
          <table:table-cell table:number-columns-repeated="3"/>
          <table:table-cell table:style-name="ce37" table:formula="of:=SUM([.F18:.F20])" office:value-type="float" office:value="712.62" calcext:value-type="float">
            <text:p>712.62</text:p>
          </table:table-cell>
        </table:table-row>
        <table:table-row table:style-name="ro1">
          <table:table-cell/>
          <table:table-cell table:style-name="ce42" office:value-type="string" calcext:value-type="string">
            <text:p>which would mean getting it from robosavvy instead</text:p>
          </table:table-cell>
          <table:table-cell table:number-columns-repeated="4"/>
        </table:table-row>
        <table:table-row table:style-name="ro1">
          <table:table-cell/>
          <table:table-cell table:style-name="ce42" office:value-type="string" calcext:value-type="string">
            <text:p>http://robosavvy.com/store/x-carve-basic-kit-plus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7" office:value-type="string" calcext:value-type="string">
            <text:p>Ox CNC (current favourite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a xlink:href="http://ooznest.co.uk/3D-Printer-CNC-Kits-Bundles/OX-CNC-Mechanical-Kit" xlink:type="simple">http://ooznest.co.uk/3D-Printer-CNC-Kits-Bundles/OX-CNC-Mechanical-Kit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oznest OX CNC Mechanical Kit 500 x 750mm black</text:p>
          </table:table-cell>
          <table:table-cell office:value-type="float" office:value="1" calcext:value-type="float">
            <text:p>1</text:p>
          </table:table-cell>
          <table:table-cell office:value-type="float" office:value="657.5" calcext:value-type="float">
            <text:p>657.5</text:p>
          </table:table-cell>
          <table:table-cell table:formula="of:=[.D28]*[.C28]" office:value-type="float" office:value="657.5" calcext:value-type="float">
            <text:p>657.5</text:p>
          </table:table-cell>
          <table:table-cell table:formula="of:=[.E28]" office:value-type="float" office:value="657.5" calcext:value-type="float">
            <text:p>657.5</text:p>
          </table:table-cell>
        </table:table-row>
        <table:table-row table:style-name="ro1">
          <table:table-cell/>
          <table:table-cell office:value-type="string" calcext:value-type="string">
            <text:p>+ NMEA 23 Moto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V 360W Power Supply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D30]*[.C30]" office:value-type="float" office:value="25" calcext:value-type="float">
            <text:p>25</text:p>
          </table:table-cell>
          <table:table-cell table:formula="of:=[.E30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Hall Effect Endstop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31]*[.C31]" office:value-type="float" office:value="21" calcext:value-type="float">
            <text:p>21</text:p>
          </table:table-cell>
          <table:table-cell table:formula="of:=[.E31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Premium RAMPS 1.4 Controller Board + 5 x st controlle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[.D32]*[.C32]" office:value-type="float" office:value="55" calcext:value-type="float">
            <text:p>55</text:p>
          </table:table-cell>
          <table:table-cell table:formula="of:=[.E32]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OX CNC Router Mounting Add-On Kit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D33]*[.C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ewalt router 620w D26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[.D34]*[.C34]" office:value-type="float" office:value="0" calcext:value-type="float">
            <text:p>0</text:p>
          </table:table-cell>
          <table:table-cell table:formula="of:=[.E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mazon.co.uk/DeWalt-D26200-Compact-Router-DEWD26200/dp/B004ISXKC0/ref=sr_1_2?ie=UTF8&amp;qid=1440459510&amp;sr=8-2&amp;keywords=Dewalt+Router" xlink:type="simple">http://www.amazon.co.uk/DeWalt-D26200-Compact-Router-DEWD26200/dp/B004ISXKC0/ref=sr_1_2?ie=UTF8&amp;qid=1440459510&amp;sr=8-2&amp;keywords=Dewalt+Route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J12A3-4-Z/BX inductive sensor (accuracy?)</text:p>
          </table:table-cell>
          <table:table-cell office:value-type="float" office:value="1" calcext:value-type="float">
            <text:p>1</text:p>
          </table:table-cell>
          <table:table-cell office:value-type="float" office:value="4.57" calcext:value-type="float">
            <text:p>4.57</text:p>
          </table:table-cell>
          <table:table-cell table:formula="of:=[.D37]*[.C37]" office:value-type="float" office:value="4.57" calcext:value-type="float">
            <text:p>4.57</text:p>
          </table:table-cell>
          <table:table-cell table:formula="of:=[.E37]" office:value-type="float" office:value="4.57" calcext:value-type="float">
            <text:p>4.57</text:p>
          </table:table-cell>
        </table:table-row>
        <table:table-row table:style-name="ro1">
          <table:table-cell/>
          <table:table-cell office:value-type="string" calcext:value-type="string">
            <text:p>we want NC or normally closed to detect wiring fault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<text:a xlink:href="http://www.amazon.co.uk/LJ12A3-4-Z-2-wire-Tubular-Inductive-Proximity/dp/B00EL0TPE2/ref=sr_1_1?ie=UTF8&amp;qid=1440463030&amp;sr=8-1&amp;keywords=LJ12A3-4-Z%2FBX+closed" xlink:type="simple">http://www.amazon.co.uk/LJ12A3-4-Z-2-wire-Tubular-Inductive-Proximity/dp/B00EL0TPE2/ref=sr_1_1?ie=UTF8&amp;qid=1440463030&amp;sr=8-1&amp;keywords=LJ12A3-4-Z%2FBX+close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Get Bracket for Dremmel (4 corner bits)</text:p>
          </table:table-cell>
          <table:table-cell table:number-columns-repeated="4"/>
        </table:table-row>
        <table:table-row table:style-name="ro1">
          <table:table-cell/>
          <table:table-cell table:style-name="ce42" office:value-type="string" calcext:value-type="string">
            <text:p>Look into Z axis clearance</text:p>
          </table:table-cell>
          <table:table-cell table:number-columns-repeated="3"/>
          <table:table-cell table:formula="of:=SUM([.F28:.F41])" office:value-type="float" office:value="763.07" calcext:value-type="float">
            <text:p>763.07</text:p>
          </table:table-cell>
        </table:table-row>
        <table:table-row table:style-name="ro1">
          <table:table-cell/>
          <table:table-cell table:style-name="ce42" office:value-type="string" calcext:value-type="string">
            <text:p>flex chain guard</text:p>
          </table:table-cell>
          <table:table-cell table:number-columns-repeated="4"/>
        </table:table-row>
        <table:table-row table:style-name="ro1">
          <table:table-cell/>
          <table:table-cell table:style-name="ce42" office:value-type="string" calcext:value-type="string">
            <text:p>fan for ramps board</text:p>
          </table:table-cell>
          <table:table-cell table:number-columns-repeated="4"/>
        </table:table-row>
        <table:table-row table:style-name="ro1">
          <table:table-cell/>
          <table:table-cell table:style-name="ce42" office:value-type="string" calcext:value-type="string">
            <text:p>Wiring – check youtub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It looks like the ramps board is configured for 12V by defaul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 24V we would need to change some components on it and use the Taurino Power, which is an arduino configured for higher voltag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 I've decided instead to build a custom Ramps board for the Arduino due with logic conversions that takes DRV8825 polulu modules</text:p>
          </table:table-cell>
          <table:table-cell table:number-columns-repeated="4"/>
        </table:table-row>
      </table:table>
      <table:table table:name="Sheet1" table:style-name="ta1" table:print="false">
        <table:table-column table:style-name="co6" table:default-cell-style-name="Default"/>
        <table:table-column table:style-name="co7" table:default-cell-style-name="ce13"/>
        <table:table-column table:style-name="co3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13"/>
        <table:table-column table:style-name="co11" table:default-cell-style-name="Default"/>
        <table:table-column table:style-name="co3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/>
          <table:table-cell table:style-name="ce14" office:value-type="string" calcext:value-type="string">
            <text:p>Description</text:p>
          </table:table-cell>
          <table:table-cell table:style-name="ce24" office:value-type="string" calcext:value-type="string">
            <text:p>Qty</text:p>
          </table:table-cell>
          <table:table-cell table:style-name="ce24" office:value-type="string" calcext:value-type="string">
            <text:p>Unit (£)</text:p>
          </table:table-cell>
          <table:table-cell table:style-name="ce24" office:value-type="string" calcext:value-type="string">
            <text:p>Total (£)</text:p>
          </table:table-cell>
          <table:table-cell table:style-name="ce14" office:value-type="string" calcext:value-type="string">
            <text:p>Link</text:p>
          </table:table-cell>
          <table:table-cell table:style-name="ce2" office:value-type="string" calcext:value-type="string">
            <text:p>Qty Needed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Material</text:p>
          </table:table-cell>
          <table:table-cell table:number-columns-repeated="1022"/>
        </table:table-row>
        <table:table-row table:style-name="ro2">
          <table:table-cell table:style-name="ce8"/>
          <table:table-cell table:style-name="ce15" office:value-type="string" calcext:value-type="string">
            <text:p>Hobbarts 9mm Panel LaserPly 800x45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[Sheet1.C6]*[Sheet1.D6]" office:value-type="float" office:value="0" calcext:value-type="float">
            <text:p>0</text:p>
          </table:table-cell>
          <table:table-cell table:style-name="ce8" office:value-type="string" calcext:value-type="string">
            <text:p><text:a xlink:href="https://hobarts.com/sheet-materials/wood/wood:-laserply-birch-plywood_124_15_56/9mm-laser-grade-birch-plywood-p-392.html" xlink:type="simple">https://hobarts.com/sheet-materials/wood/wood:-laserply-birch-plywood_124_15_56/9mm-laser-grade-birch-plywood-p-392.html</text:a></text:p>
          </table:table-cell>
          <table:table-cell table:style-name="ce8" table:number-columns-repeated="1018"/>
        </table:table-row>
        <table:table-row table:style-name="ro2">
          <table:table-cell table:style-name="ce8"/>
          <table:table-cell table:style-name="ce15" office:value-type="string" calcext:value-type="string">
            <text:p>Black Acrylic Sheet 600 x 40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.15" calcext:value-type="float">
            <text:p>7.15</text:p>
          </table:table-cell>
          <table:table-cell table:style-name="ce25" table:formula="of:=[Sheet1.C7]*[Sheet1.D7]" office:value-type="float" office:value="0" calcext:value-type="float">
            <text:p>0</text:p>
          </table:table-cell>
          <table:table-cell table:style-name="ce15" office:value-type="string" calcext:value-type="string">
            <text:p><text:a xlink:href="https://hobarts.com/sheet-materials/acrylic/acrylic-sheet-solid-colours_124_7_4/3mm-black-cast-acrylic-p-906.html" xlink:type="simple">https://hobarts.com/sheet-materials/acrylic/acrylic-sheet-solid-colours_124_7_4/3mm-black-cast-acrylic-p-906.html</text:a></text:p>
          </table:table-cell>
          <table:table-cell table:style-name="ce8" table:number-columns-repeated="1018"/>
        </table:table-row>
        <table:table-row table:style-name="ro2">
          <table:table-cell table:style-name="ce8"/>
          <table:table-cell table:style-name="ce15" office:value-type="string" calcext:value-type="string">
            <text:p>GT2 Timing Belt – 2meter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.49" calcext:value-type="float">
            <text:p>4.49</text:p>
          </table:table-cell>
          <table:table-cell table:style-name="ce25" table:formula="of:=[Sheet1.C8]*[Sheet1.D8]" office:value-type="float" office:value="0" calcext:value-type="float">
            <text:p>0</text:p>
          </table:table-cell>
          <table:table-cell table:style-name="ce15" office:value-type="string" calcext:value-type="string">
            <text:p><text:a xlink:href="http://www.amazon.co.uk/Meters-Timing-Printing-Printer-Reprap/dp/B00WR9993Q/ref=sr_1_1?ie=UTF8&amp;qid=1433635067&amp;sr=8-1&amp;keywords=GT2+Timing+Belt" xlink:type="simple">http://www.amazon.co.uk/Meters-Timing-Printing-Printer-Reprap/dp/B00WR9993Q/ref=sr_1_1?ie=UTF8&amp;qid=1433635067&amp;sr=8-1&amp;keywords=GT2+Timing+Belt</text:a></text:p>
          </table:table-cell>
          <table:table-cell table:style-name="ce8"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30" office:value-type="string" calcext:value-type="string">
            <text:p>TODO check how much of the above is need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Electronics</text:p>
          </table:table-cell>
          <table:table-cell table:number-columns-repeated="1022"/>
        </table:table-row>
        <table:table-row table:style-name="ro2">
          <table:table-cell/>
          <table:table-cell table:style-name="ce16" office:value-type="string" calcext:value-type="string">
            <text:p>Arduino Due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style-name="ce26" table:formula="of:=[Sheet1.C12]*[Sheet1.D12]" office:value-type="float" office:value="0" calcext:value-type="float">
            <text:p>0</text:p>
          </table:table-cell>
          <table:table-cell office:value-type="string" calcext:value-type="string">
            <text:p><text:a xlink:href="http://www.amazon.co.uk/367/dp/B00A6C3JN2/ref=sr_1_1?ie=UTF8&amp;qid=1433514653&amp;sr=8-1&amp;keywords=arduino+due" xlink:type="simple">http://www.amazon.co.uk/367/dp/B00A6C3JN2/ref=sr_1_1?ie=UTF8&amp;qid=1433514653&amp;sr=8-1&amp;keywords=arduino+due</text:a></text:p>
          </table:table-cell>
          <table:table-cell/>
          <table:table-cell office:value-type="string" calcext:value-type="string">
            <text:p>TODO replace this with custom board</text:p>
          </table:table-cell>
          <table:table-cell table:number-columns-repeated="1016"/>
        </table:table-row>
        <table:table-row table:style-name="ro2">
          <table:table-cell/>
          <table:table-cell table:style-name="ce17" office:value-type="string" calcext:value-type="string">
            <text:p>TODO Stepper Controllers</text:p>
          </table:table-cell>
          <table:table-cell table:number-columns-repeated="2"/>
          <table:table-cell table:style-name="ce26"/>
          <table:table-cell table:number-columns-repeated="1019"/>
        </table:table-row>
        <table:table-row table:style-name="ro2">
          <table:table-cell/>
          <table:table-cell table:style-name="ce18" office:value-type="string" calcext:value-type="string">
            <text:p>Stepper Motor Driver</text:p>
          </table:table-cell>
          <table:table-cell office:value-type="float" office:value="0" calcext:value-type="float">
            <text:p>0</text:p>
          </table:table-cell>
          <table:table-cell office:value-type="float" office:value="11.74" calcext:value-type="float">
            <text:p>11.74</text:p>
          </table:table-cell>
          <table:table-cell table:style-name="ce26" table:formula="of:=[Sheet1.C14]*[Sheet1.D14]" office:value-type="float" office:value="0" calcext:value-type="float">
            <text:p>0</text:p>
          </table:table-cell>
          <table:table-cell office:value-type="string" calcext:value-type="string">
            <text:p><text:a xlink:href="https://www.sparkfun.com/products/12779" xlink:type="simple">https://www.sparkfun.com/products/12779</text:a></text:p>
          </table:table-cell>
          <table:table-cell/>
          <table:table-cell office:value-type="string" calcext:value-type="string">
            <text:p>TODO replace this with custom boar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S5048 Encoder</text:p>
          </table:table-cell>
          <table:table-cell office:value-type="float" office:value="0" calcext:value-type="float">
            <text:p>0</text:p>
          </table:table-cell>
          <table:table-cell office:value-type="float" office:value="5.18" calcext:value-type="float">
            <text:p>5.18</text:p>
          </table:table-cell>
          <table:table-cell table:style-name="ce26" table:formula="of:=[Sheet1.C15]*[Sheet1.D15]" office:value-type="float" office:value="0" calcext:value-type="float">
            <text:p>0</text:p>
          </table:table-cell>
          <table:table-cell office:value-type="string" calcext:value-type="string">
            <text:p><text:a xlink:href="http://www.digikey.com/product-detail/en/AS5048B-HTSP-500/AS5048B-HTSP-500TR-ND/3188616" xlink:type="simple">http://www.digikey.com/product-detail/en/AS5048B-HTSP-500/AS5048B-HTSP-500TR-ND/3188616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gnet for Encoder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style-name="ce26" table:formula="of:=[Sheet1.C16]*[Sheet1.D16]" office:value-type="float" office:value="0" calcext:value-type="float">
            <text:p>0</text:p>
          </table:table-cell>
          <table:table-cell office:value-type="string" calcext:value-type="string">
            <text:p><text:a xlink:href="http://www.ams.com/eng/Products/Position-Sensors/Magnets/AS5000-MD6SH-1" xlink:type="simple">http://www.ams.com/eng/Products/Position-Sensors/Magnets/AS5000-MD6SH-1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6"/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Open Build Parts</text:p>
          </table:table-cell>
          <table:table-cell table:number-columns-repeated="2"/>
          <table:table-cell table:style-name="ce26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70mm x 165mm x 12mm Aluminium Plate</text:p>
          </table:table-cell>
          <table:table-cell office:value-type="float" office:value="0" calcext:value-type="float">
            <text:p>0</text:p>
          </table:table-cell>
          <table:table-cell office:value-type="float" office:value="19.15" calcext:value-type="float">
            <text:p>19.15</text:p>
          </table:table-cell>
          <table:table-cell table:style-name="ce26" table:formula="of:=[Sheet1.C19]*[Sheet1.D19]" office:value-type="float" office:value="0" calcext:value-type="float">
            <text:p>0</text:p>
          </table:table-cell>
          <table:table-cell office:value-type="string" calcext:value-type="string">
            <text:p><text:a xlink:href="http://www.ebay.co.uk/itm/270mm-x-165mm-x-12mm-Aluminium-Plate-Sheet-Grade-6082-T651-HE30/261885689580?_trksid=p2141725.c100338.m3726&amp;_trkparms=aid%3D222007%26algo%3DSIC.MBE%26ao%3D1%26asc%3D20141212152715%26meid%3D94a31ef6aa324412a77fd0a34419e4d6%26pid%3D100338%26rk%3D1%26rkt%3D30%26sd%3D261885703958" xlink:type="simple">http://www.ebay.co.uk/itm/270mm-x-165mm-x-12mm-Aluminium-Plate-Sheet-Grade-6082-T651-HE30/261885689580?_trksid=p2141725.c100338.m3726&amp;_trkparms=aid%3D222007%26algo%3DSIC.MBE%26ao%3D1%26asc%3D20141212152715%26meid%3D94a31ef6aa324412a77fd0a34419e4d6%26pid%3D100338%26rk%3D1%26rkt%3D30%26sd%3D261885703958</text:a></text:p>
          </table:table-cell>
          <table:table-cell/>
          <table:table-cell office:value-type="string" calcext:value-type="string">
            <text:p>This should cover the end plates for the C Beam, and leave 120 x 160 spar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Xtreme mini Wheel Kit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table:style-name="ce26" table:formula="of:=[Sheet1.C20]*[Sheet1.D20]" office:value-type="float" office:value="0" calcext:value-type="float">
            <text:p>0</text:p>
          </table:table-cell>
          <table:table-cell office:value-type="string" calcext:value-type="string">
            <text:p><text:a xlink:href="http://openbuildspartstore.com/xtreme-mini-v-wheel-kit/?page_context=category&amp;faceted_search=0" xlink:type="simple">http://openbuildspartstore.com/xtreme-mini-v-wheel-kit/?page_context=category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elrin mini Wheel Kit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table:style-name="ce26" table:formula="of:=[Sheet1.C21]*[Sheet1.D21]" office:value-type="float" office:value="0" calcext:value-type="float">
            <text:p>0</text:p>
          </table:table-cell>
          <table:table-cell office:value-type="string" calcext:value-type="string">
            <text:p><text:a xlink:href="http://openbuildspartstore.com/delrin-mini-v-wheel-kit/?page_context=category&amp;faceted_search=0" xlink:type="simple">http://openbuildspartstore.com/delrin-mini-v-wheel-kit/?page_context=category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lack V-Slot Linear Rail 20x40 500mm</text:p>
          </table:table-cell>
          <table:table-cell office:value-type="float" office:value="1" calcext:value-type="float">
            <text:p>1</text:p>
          </table:table-cell>
          <table:table-cell office:value-type="float" office:value="4.66" calcext:value-type="float">
            <text:p>4.66</text:p>
          </table:table-cell>
          <table:table-cell table:style-name="ce26" table:formula="of:=[Sheet1.C22]*[Sheet1.D22]" office:value-type="float" office:value="4.66" calcext:value-type="float">
            <text:p>4.66</text:p>
          </table:table-cell>
          <table:table-cell office:value-type="string" calcext:value-type="string">
            <text:p><text:a xlink:href="http://openbuildspartstore.com/black-v-slot-linear-rail/?page_context=brand&amp;faceted_search=0" xlink:type="simple">http://openbuildspartstore.com/black-v-slot-linear-rail/?page_context=brand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lack V-Slot Linear Rail 20x60 500mm</text:p>
          </table:table-cell>
          <table:table-cell office:value-type="float" office:value="2" calcext:value-type="float">
            <text:p>2</text:p>
          </table:table-cell>
          <table:table-cell office:value-type="float" office:value="5.54" calcext:value-type="float">
            <text:p>5.54</text:p>
          </table:table-cell>
          <table:table-cell table:style-name="ce26" table:formula="of:=[Sheet1.C23]*[Sheet1.D23]" office:value-type="float" office:value="11.08" calcext:value-type="float">
            <text:p>11.08</text:p>
          </table:table-cell>
          <table:table-cell office:value-type="string" calcext:value-type="string">
            <text:p><text:a xlink:href="http://openbuildspartstore.com/black-v-slot-linear-rail/?page_context=brand&amp;faceted_search=0" xlink:type="simple">http://openbuildspartstore.com/black-v-slot-linear-rail/?page_context=brand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-Beam Linear Rail 250mm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table:style-name="ce26" table:formula="of:=[Sheet1.C24]*[Sheet1.D24]" office:value-type="float" office:value="0" calcext:value-type="float">
            <text:p>0</text:p>
          </table:table-cell>
          <table:table-cell office:value-type="string" calcext:value-type="string">
            <text:p><text:a xlink:href="http://openbuildspartstore.com/c-beam-linear-rail/?page_context=brand&amp;faceted_search=0" xlink:type="simple">http://openbuildspartstore.com/c-beam-linear-rail/?page_context=brand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-Beam Linear Rail 500mm</text:p>
          </table:table-cell>
          <table:table-cell office:value-type="float" office:value="0" calcext:value-type="float">
            <text:p>0</text:p>
          </table:table-cell>
          <table:table-cell office:value-type="float" office:value="9.13" calcext:value-type="float">
            <text:p>9.13</text:p>
          </table:table-cell>
          <table:table-cell table:style-name="ce26" table:formula="of:=[Sheet1.C25]*[Sheet1.D25]" office:value-type="float" office:value="0" calcext:value-type="float">
            <text:p>0</text:p>
          </table:table-cell>
          <table:table-cell office:value-type="string" calcext:value-type="string">
            <text:p><text:a xlink:href="http://openbuildspartstore.com/c-beam-linear-rail/?page_context=brand&amp;faceted_search=0" xlink:type="simple">http://openbuildspartstore.com/c-beam-linear-rail/?page_context=brand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-Beam Gantry Plate</text:p>
          </table:table-cell>
          <table:table-cell office:value-type="float" office:value="0" calcext:value-type="float">
            <text:p>0</text:p>
          </table:table-cell>
          <table:table-cell office:value-type="float" office:value="6.13" calcext:value-type="float">
            <text:p>6.13</text:p>
          </table:table-cell>
          <table:table-cell table:style-name="ce26" table:formula="of:=[Sheet1.C26]*[Sheet1.D26]" office:value-type="float" office:value="0" calcext:value-type="float">
            <text:p>0</text:p>
          </table:table-cell>
          <table:table-cell office:value-type="string" calcext:value-type="string">
            <text:p><text:a xlink:href="http://openbuildspartstore.com/c-beam-gantry-plate/?page_context=category&amp;faceted_search=0" xlink:type="simple">http://openbuildspartstore.com/c-beam-gantry-plate/?page_context=category&amp;faceted_search=0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-Beam End Mount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table:style-name="ce26" table:formula="of:=[Sheet1.C27]*[Sheet1.D27]" office:value-type="float" office:value="0" calcext:value-type="float">
            <text:p>0</text:p>
          </table:table-cell>
          <table:table-cell office:value-type="string" calcext:value-type="string">
            <text:p><text:a xlink:href="http://openbuildspartstore.com/c-beam-end-mount/?page_context=category&amp;faceted_search=0" xlink:type="simple">http://openbuildspartstore.com/c-beam-end-mount/?page_context=category&amp;faceted_search=0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6"/>
          <table:table-cell table:number-columns-repeated="1019"/>
        </table:table-row>
        <table:table-row table:style-name="ro2">
          <table:table-cell table:number-columns-repeated="4"/>
          <table:table-cell table:style-name="ce24" table:formula="of:=SUM([Sheet1.E4:.E28])" office:value-type="float" office:value="15.74" calcext:value-type="float">
            <text:p>15.74</text:p>
          </table:table-cell>
          <table:table-cell table:style-name="ce14" office:value-type="string" calcext:value-type="string">
            <text:p>Grand Total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4"/>
          <table:table-cell table:style-name="ce14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4"/>
          <table:table-cell table:style-name="ce14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obot Digg</text:p>
          </table:table-cell>
          <table:table-cell table:number-columns-repeated="2"/>
          <table:table-cell table:style-name="ce24"/>
          <table:table-cell table:style-name="ce14"/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Anti-backlash Nut for Tr8*8 Leadscrew</text:p>
          </table:table-cell>
          <table:table-cell office:value-type="float" office:value="1" calcext:value-type="float">
            <text:p>1</text:p>
          </table:table-cell>
          <table:table-cell office:value-type="float" office:value="7.72" calcext:value-type="float">
            <text:p>7.72</text:p>
          </table:table-cell>
          <table:table-cell table:style-name="ce26" table:formula="of:=[Sheet1.C33]*[Sheet1.D33]" office:value-type="float" office:value="7.72" calcext:value-type="float">
            <text:p>7.72</text:p>
          </table:table-cell>
          <table:table-cell table:style-name="ce16" office:value-type="string" calcext:value-type="string">
            <text:p><text:a xlink:href="http://www.robotdigg.com/product/18/Anti-backlash-Nut-for-Tr8*8-Leadscrew" xlink:type="simple">http://www.robotdigg.com/product/18/Anti-backlash-Nut-for-Tr8*8-Leadscrew</text:a>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4"/>
          <table:table-cell table:style-name="ce14"/>
          <table:table-cell table:number-columns-repeated="1018"/>
        </table:table-row>
        <table:table-row table:style-name="ro1" table:number-rows-repeated="4">
          <table:table-cell table:number-columns-repeated="4"/>
          <table:table-cell table:style-name="ce24"/>
          <table:table-cell table:style-name="ce14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Bearings / Rod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near Rod M8mm x 600mm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formula="of:=[Sheet1.C41]*[Sheet1.D41]" office:value-type="float" office:value="0" calcext:value-type="float">
            <text:p>0</text:p>
          </table:table-cell>
          <table:table-cell office:value-type="string" calcext:value-type="string">
            <text:p><text:a xlink:href="http://www.amazon.co.uk/Stainless-Steel-Rod-Round-600mm/dp/B00C2PTPC0/ref=sr_1_1?ie=UTF8&amp;qid=1432321041&amp;sr=8-1&amp;keywords=rod+8+x+600mm" xlink:type="simple">http://www.amazon.co.uk/Stainless-Steel-Rod-Round-600mm/dp/B00C2PTPC0/ref=sr_1_1?ie=UTF8&amp;qid=1432321041&amp;sr=8-1&amp;keywords=rod+8+x+600mm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hreaded Rod M8mm x 500mm 2 pack</text:p>
          </table:table-cell>
          <table:table-cell office:value-type="float" office:value="0" calcext:value-type="float">
            <text:p>0</text:p>
          </table:table-cell>
          <table:table-cell office:value-type="float" office:value="3.49" calcext:value-type="float">
            <text:p>3.49</text:p>
          </table:table-cell>
          <table:table-cell table:formula="of:=[Sheet1.C42]*[Sheet1.D42]" office:value-type="float" office:value="0" calcext:value-type="float">
            <text:p>0</text:p>
          </table:table-cell>
          <table:table-cell office:value-type="string" calcext:value-type="string">
            <text:p><text:a xlink:href="http://www.wickes.co.uk/Wickes-Threaded-Rod-M8x500mm-Pack-2/p/511122" xlink:type="simple">http://www.wickes.co.uk/Wickes-Threaded-Rod-M8x500mm-Pack-2/p/511122</text:a>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19" office:value-type="string" calcext:value-type="string">
            <text:p>Radial Ball Bearings 608ZZ Set of 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.39" calcext:value-type="float">
            <text:p>5.39</text:p>
          </table:table-cell>
          <table:table-cell table:style-name="ce26" table:formula="of:=[Sheet1.C43]*[Sheet1.D43]" office:value-type="float" office:value="0" calcext:value-type="float">
            <text:p>0</text:p>
          </table:table-cell>
          <table:table-cell table:style-name="ce19" office:value-type="string" calcext:value-type="string">
            <text:p><text:a xlink:href="https://www.adafruit.com/products/1178" xlink:type="simple">https://www.adafruit.com/products/1178</text:a>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Model used on Solidworks = ISO 108, 22mm outer diameter, 8mm inner diameter, 7mm thick</text:p>
          </table:table-cell>
          <table:table-cell table:style-name="ce9" table:number-columns-repeated="1016"/>
        </table:table-row>
        <table:table-row table:style-name="ro2">
          <table:table-cell table:style-name="ce9"/>
          <table:table-cell office:value-type="string" calcext:value-type="string">
            <text:p>Linear Bearing 8mm LM8UU x1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.99" calcext:value-type="float">
            <text:p>6.99</text:p>
          </table:table-cell>
          <table:table-cell table:style-name="ce26" table:formula="of:=[Sheet1.C44]*[Sheet1.D44]" office:value-type="float" office:value="0" calcext:value-type="float">
            <text:p>0</text:p>
          </table:table-cell>
          <table:table-cell table:style-name="ce19" office:value-type="string" calcext:value-type="string">
            <text:p><text:a xlink:href="http://www.amazon.co.uk/gp/product/B009HW409O?psc=1&amp;redirect=true&amp;ref_=oh_aui_detailpage_o00_s00" xlink:type="simple">http://www.amazon.co.uk/gp/product/B009HW409O?psc=1&amp;redirect=true&amp;ref_=oh_aui_detailpage_o00_s00</text:a>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with Cheap chinese ones, some will be duds, adafruit provide best ones</text:p>
          </table:table-cell>
          <table:table-cell table:style-name="ce9" table:number-columns-repeated="1016"/>
        </table:table-row>
        <table:table-row table:style-name="ro2">
          <table:table-cell/>
          <table:table-cell office:value-type="string" calcext:value-type="string">
            <text:p>Linear Bearing 8mm LM8UU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table:formula="of:=[Sheet1.C45]*[Sheet1.D45]" office:value-type="float" office:value="0" calcext:value-type="float">
            <text:p>0</text:p>
          </table:table-cell>
          <table:table-cell office:value-type="string" calcext:value-type="string">
            <text:p><text:a xlink:href="https://www.adafruit.com/products/1181" xlink:type="simple">https://www.adafruit.com/products/1181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T2 Pulley 20tooth 8mm bore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table:formula="of:=[Sheet1.C46]*[Sheet1.D46]" office:value-type="float" office:value="0" calcext:value-type="float">
            <text:p>0</text:p>
          </table:table-cell>
          <table:table-cell office:value-type="string" calcext:value-type="string">
            <text:p><text:a xlink:href="http://www.robotdigg.com/product/23/GT2-Pulley-20-Teeth-8mm-Bore" xlink:type="simple">http://www.robotdigg.com/product/23/GT2-Pulley-20-Teeth-8mm-Bore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14" office:value-type="string" calcext:value-type="string">
            <text:p>Motors</text:p>
          </table:table-cell>
          <table:table-cell table:number-columns-repeated="1022"/>
        </table:table-row>
        <table:table-row table:style-name="ro2">
          <table:table-cell table:style-name="ce9"/>
          <table:table-cell table:style-name="ce19" office:value-type="string" calcext:value-type="string">
            <text:p>Stepper Motor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1.59" calcext:value-type="float">
            <text:p>11.59</text:p>
          </table:table-cell>
          <table:table-cell table:style-name="ce26" table:formula="of:=[Sheet1.C49]*[Sheet1.D49]" office:value-type="float" office:value="0" calcext:value-type="float">
            <text:p>0</text:p>
          </table:table-cell>
          <table:table-cell table:style-name="ce19" office:value-type="string" calcext:value-type="string">
            <text:p><text:a xlink:href="https://www.sparkfun.com/products/9238" xlink:type="simple">https://www.sparkfun.com/products/9238</text:a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200 Steps NEMA-17</text:p>
          </table:table-cell>
          <table:table-cell table:style-name="ce9" table:number-columns-repeated="1016"/>
        </table:table-row>
        <table:table-row table:style-name="ro2">
          <table:table-cell table:style-name="ce9"/>
          <table:table-cell table:style-name="ce19" office:value-type="string" calcext:value-type="string">
            <text:p>Stepper Motor Mount / Screw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.94" calcext:value-type="float">
            <text:p>6.94</text:p>
          </table:table-cell>
          <table:table-cell table:style-name="ce26" table:formula="of:=[Sheet1.C50]*[Sheet1.D50]" office:value-type="float" office:value="0" calcext:value-type="float">
            <text:p>0</text:p>
          </table:table-cell>
          <table:table-cell table:style-name="ce19" office:value-type="string" calcext:value-type="string">
            <text:p><text:a xlink:href="https://www.adafruit.com/products/1297" xlink:type="simple">https://www.adafruit.com/products/1297</text:a>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17"/>
        </table:table-row>
        <table:table-row table:style-name="ro2">
          <table:table-cell table:style-name="ce9"/>
          <table:table-cell table:style-name="ce19" office:value-type="string" calcext:value-type="string">
            <text:p>Stepper Coupler 5mm – 8mm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.84" calcext:value-type="float">
            <text:p>3.84</text:p>
          </table:table-cell>
          <table:table-cell table:style-name="ce26" table:formula="of:=[Sheet1.C51]*[Sheet1.D51]" office:value-type="float" office:value="0" calcext:value-type="float">
            <text:p>0</text:p>
          </table:table-cell>
          <table:table-cell table:style-name="ce19" office:value-type="string" calcext:value-type="string">
            <text:p><text:a xlink:href="https://www.adafruit.com/products/1176" xlink:type="simple">https://www.adafruit.com/products/1176</text:a>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4" office:value-type="string" calcext:value-type="string">
            <text:p>Screws / Nuts </text:p>
          </table:table-cell>
          <table:table-cell table:number-columns-repeated="5"/>
          <table:table-cell office:value-type="string" calcext:value-type="string">
            <text:p>Sourced from DBA Hardware / Bolt Base</text:p>
          </table:table-cell>
          <table:table-cell table:number-columns-repeated="1016"/>
        </table:table-row>
        <table:table-row table:style-name="ro2">
          <table:table-cell table:style-name="ce10"/>
          <table:table-cell table:style-name="ce20" office:value-type="string" calcext:value-type="string">
            <text:p>Socket Head Bolts – M3 x 40mm len x 2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.16" calcext:value-type="float">
            <text:p>2.16</text:p>
          </table:table-cell>
          <table:table-cell table:style-name="ce25" table:formula="of:=[Sheet1.C54]*[Sheet1.D54]" office:value-type="float" office:value="0" calcext:value-type="float">
            <text:p>0</text:p>
          </table:table-cell>
          <table:table-cell table:style-name="ce20" office:value-type="string" calcext:value-type="string">
            <text:p><text:a xlink:href="http://www.amazon.co.uk/Bolt-Base-Stainless-Steel-Socket/dp/B00B3RLEHM/ref=sr_1_12?ie=UTF8&amp;qid=1433518116&amp;sr=8-12&amp;keywords=M3+40mm+bolt" xlink:type="simple">http://www.amazon.co.uk/Bolt-Base-Stainless-Steel-Socket/dp/B00B3RLEHM/ref=sr_1_12?ie=UTF8&amp;qid=1433518116&amp;sr=8-12&amp;keywords=M3+40mm+bolt</text:a></text:p>
          </table:table-cell>
          <table:table-cell table:style-name="ce10" office:value-type="float" office:value="14" calcext:value-type="float">
            <text:p>14</text:p>
          </table:table-cell>
          <table:table-cell table:style-name="ce10" table:number-columns-repeated="1017"/>
        </table:table-row>
        <table:table-row table:style-name="ro2">
          <table:table-cell table:style-name="ce10"/>
          <table:table-cell table:style-name="ce20" office:value-type="string" calcext:value-type="string">
            <text:p>Socket Head Bolts – M3 x 20mm len x 2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32" calcext:value-type="float">
            <text:p>0.32</text:p>
          </table:table-cell>
          <table:table-cell table:style-name="ce25" table:formula="of:=[Sheet1.C55]*[Sheet1.D55]" office:value-type="float" office:value="0" calcext:value-type="float">
            <text:p>0</text:p>
          </table:table-cell>
          <table:table-cell table:style-name="ce20" office:value-type="string" calcext:value-type="string">
            <text:p><text:a xlink:href="http://www.amazon.co.uk/Socket-Bolts-Stainless-Screws-Delivery/dp/B00A6YUCQC/ref=sr_1_fkmr3_1?ie=UTF8&amp;qid=1433527461&amp;sr=8-1-fkmr3&amp;keywords=M3+15mm+bolt+DBA+hardware" xlink:type="simple">http://www.amazon.co.uk/Socket-Bolts-Stainless-Screws-Delivery/dp/B00A6YUCQC/ref=sr_1_fkmr3_1?ie=UTF8&amp;qid=1433527461&amp;sr=8-1-fkmr3&amp;keywords=M3+15mm+bolt+DBA+hardware</text:a>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1017"/>
        </table:table-row>
        <table:table-row table:style-name="ro2">
          <table:table-cell table:style-name="ce10"/>
          <table:table-cell table:style-name="ce20" office:value-type="string" calcext:value-type="string">
            <text:p>Socket Head Bolts – M3 x 8mm len x 1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.93" calcext:value-type="float">
            <text:p>1.93</text:p>
          </table:table-cell>
          <table:table-cell table:style-name="ce25" table:formula="of:=[Sheet1.C56]*[Sheet1.D56]" office:value-type="float" office:value="0" calcext:value-type="float">
            <text:p>0</text:p>
          </table:table-cell>
          <table:table-cell table:style-name="ce20" office:value-type="string" calcext:value-type="string">
            <text:p><text:a xlink:href="http://www.amazon.co.uk/Tensile-Button-Setscrew-Socket-Screws/dp/B00HUVT3SM/ref=sr_1_8?ie=UTF8&amp;qid=1433535555&amp;sr=8-8&amp;keywords=M3+socket+DBA+Hardware" xlink:type="simple">http://www.amazon.co.uk/Tensile-Button-Setscrew-Socket-Screws/dp/B00HUVT3SM/ref=sr_1_8?ie=UTF8&amp;qid=1433535555&amp;sr=8-8&amp;keywords=M3+socket+DBA+Hardware</text:a>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number-columns-repeated="1017"/>
        </table:table-row>
        <table:table-row table:style-name="ro2">
          <table:table-cell table:style-name="ce10"/>
          <table:table-cell table:style-name="ce20" office:value-type="string" calcext:value-type="string">
            <text:p>LockNuts – M3 x 5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.99" calcext:value-type="float">
            <text:p>1.99</text:p>
          </table:table-cell>
          <table:table-cell table:style-name="ce25" table:formula="of:=[Sheet1.C57]*[Sheet1.D57]" office:value-type="float" office:value="0" calcext:value-type="float">
            <text:p>0</text:p>
          </table:table-cell>
          <table:table-cell table:style-name="ce20" office:value-type="string" calcext:value-type="string">
            <text:p><text:a xlink:href="http://www.amazon.co.uk/Nyloc-Nylon-Insert-Stainless-Delivery/dp/B00A6ED8MM/ref=sr_1_sc_1?ie=UTF8&amp;qid=1433518303&amp;sr=8-1-spell&amp;keywords=Locknuts+M3+DBA+Hardware" xlink:type="simple">http://www.amazon.co.uk/Nyloc-Nylon-Insert-Stainless-Delivery/dp/B00A6ED8MM/ref=sr_1_sc_1?ie=UTF8&amp;qid=1433518303&amp;sr=8-1-spell&amp;keywords=Locknuts+M3+DBA+Hardware</text:a></text:p>
          </table:table-cell>
          <table:table-cell table:style-name="ce8" office:value-type="float" office:value="30" calcext:value-type="float">
            <text:p>30</text:p>
          </table:table-cell>
          <table:table-cell table:style-name="ce10" table:number-columns-repeated="1017"/>
        </table:table-row>
        <table:table-row table:style-name="ro2">
          <table:table-cell table:style-name="ce10"/>
          <table:table-cell table:style-name="ce20" office:value-type="string" calcext:value-type="string">
            <text:p>Washers – M3 x 7mm dia x 5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.68" calcext:value-type="float">
            <text:p>1.68</text:p>
          </table:table-cell>
          <table:table-cell table:style-name="ce25" table:formula="of:=[Sheet1.C58]*[Sheet1.D58]" office:value-type="float" office:value="0" calcext:value-type="float">
            <text:p>0</text:p>
          </table:table-cell>
          <table:table-cell table:style-name="ce20" office:value-type="string" calcext:value-type="string">
            <text:p><text:a xlink:href="http://www.amazon.co.uk/Washer-3-2mm-Stainless-Washers-Delivery/dp/B00A6PGHC4/ref=sr_1_3?ie=UTF8&amp;qid=1433518369&amp;sr=8-3&amp;keywords=washers+M3+DBA+Hardware" xlink:type="simple">http://www.amazon.co.uk/Washer-3-2mm-Stainless-Washers-Delivery/dp/B00A6PGHC4/ref=sr_1_3?ie=UTF8&amp;qid=1433518369&amp;sr=8-3&amp;keywords=washers+M3+DBA+Hardware</text:a></text:p>
          </table:table-cell>
          <table:table-cell table:style-name="ce10" office:value-type="float" office:value="60" calcext:value-type="float">
            <text:p>60</text:p>
          </table:table-cell>
          <table:table-cell table:style-name="ce8" office:value-type="string" calcext:value-type="string">
            <text:p>In solidworks used ISO Washer 7092 SmallGrade</text:p>
          </table:table-cell>
          <table:table-cell table:style-name="ce10" table:number-columns-repeated="1016"/>
        </table:table-row>
        <table:table-row table:style-name="ro2">
          <table:table-cell table:style-name="ce10"/>
          <table:table-cell table:style-name="ce20" office:value-type="string" calcext:value-type="string">
            <text:p>Socket Head Bolts – M4 x 20mm len x 2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.62" calcext:value-type="float">
            <text:p>1.62</text:p>
          </table:table-cell>
          <table:table-cell table:style-name="ce25" table:formula="of:=[Sheet1.C59]*[Sheet1.D59]" office:value-type="float" office:value="0" calcext:value-type="float">
            <text:p>0</text:p>
          </table:table-cell>
          <table:table-cell table:style-name="ce20" office:value-type="string" calcext:value-type="string">
            <text:p><text:a xlink:href="http://www.amazon.co.uk/Button-Screws-Stainless-Socket-Delivery/dp/B00A7BUO1C/ref=sr_1_8?ie=UTF8&amp;qid=1433534992&amp;sr=8-8&amp;keywords=M4+socket+DBA+Hardware" xlink:type="simple">http://www.amazon.co.uk/Button-Screws-Stainless-Socket-Delivery/dp/B00A7BUO1C/ref=sr_1_8?ie=UTF8&amp;qid=1433534992&amp;sr=8-8&amp;keywords=M4+socket+DBA+Hardware</text:a></text:p>
          </table:table-cell>
          <table:table-cell table:style-name="ce10" office:value-type="float" office:value="4" calcext:value-type="float">
            <text:p>4</text:p>
          </table:table-cell>
          <table:table-cell table:style-name="ce8"/>
          <table:table-cell table:style-name="ce10" table:number-columns-repeated="1016"/>
        </table:table-row>
        <table:table-row table:style-name="ro2">
          <table:table-cell table:style-name="ce11"/>
          <table:table-cell table:style-name="ce21" office:value-type="string" calcext:value-type="string">
            <text:p>Washers – M4 x 9mm dia x 5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.55" calcext:value-type="float">
            <text:p>1.55</text:p>
          </table:table-cell>
          <table:table-cell table:style-name="ce25" table:formula="of:=[Sheet1.C60]*[Sheet1.D60]" office:value-type="float" office:value="0" calcext:value-type="float">
            <text:p>0</text:p>
          </table:table-cell>
          <table:table-cell table:style-name="ce21" office:value-type="string" calcext:value-type="string">
            <text:p><text:a xlink:href="http://www.amazon.co.uk/Washer-4-3mm-Stainless-Washers-Delivery/dp/B00A6PILR8/ref=sr_1_2?ie=UTF8&amp;qid=1433535936&amp;sr=8-2&amp;keywords=M4+washer+DBA+Hardware" xlink:type="simple">http://www.amazon.co.uk/Washer-4-3mm-Stainless-Washers-Delivery/dp/B00A6PILR8/ref=sr_1_2?ie=UTF8&amp;qid=1433535936&amp;sr=8-2&amp;keywords=M4+washer+DBA+Hardware</text:a></text:p>
          </table:table-cell>
          <table:table-cell table:style-name="ce11" office:value-type="float" office:value="8" calcext:value-type="float">
            <text:p>8</text:p>
          </table:table-cell>
          <table:table-cell table:style-name="ce31"/>
          <table:table-cell table:style-name="ce11" table:number-columns-repeated="1016"/>
        </table:table-row>
        <table:table-row table:style-name="ro2">
          <table:table-cell table:style-name="ce11"/>
          <table:table-cell table:style-name="ce20" office:value-type="string" calcext:value-type="string">
            <text:p>Nuts – M4 x5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.4" calcext:value-type="float">
            <text:p>1.4</text:p>
          </table:table-cell>
          <table:table-cell table:style-name="ce25" table:formula="of:=[Sheet1.C61]*[Sheet1.D61]" office:value-type="float" office:value="0" calcext:value-type="float">
            <text:p>0</text:p>
          </table:table-cell>
          <table:table-cell table:style-name="ce21" office:value-type="string" calcext:value-type="string">
            <text:p><text:a xlink:href="http://www.amazon.co.uk/Full-Stainless-Steel-Hexagon-Delivery/dp/B00A6G5H0G/ref=sr_1_4?ie=UTF8&amp;qid=1433536128&amp;sr=8-4&amp;keywords=M4+nuts+DBA+Hardware" xlink:type="simple">http://www.amazon.co.uk/Full-Stainless-Steel-Hexagon-Delivery/dp/B00A6G5H0G/ref=sr_1_4?ie=UTF8&amp;qid=1433536128&amp;sr=8-4&amp;keywords=M4+nuts+DBA+Hardware</text:a></text:p>
          </table:table-cell>
          <table:table-cell table:style-name="ce11" office:value-type="float" office:value="4" calcext:value-type="float">
            <text:p>4</text:p>
          </table:table-cell>
          <table:table-cell table:style-name="ce31"/>
          <table:table-cell table:style-name="ce11" table:number-columns-repeated="1016"/>
        </table:table-row>
        <table:table-row table:style-name="ro2">
          <table:table-cell table:style-name="ce12"/>
          <table:table-cell table:style-name="ce22" office:value-type="string" calcext:value-type="string">
            <text:p>Washers – M8 x 16dia x 5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.95" calcext:value-type="float">
            <text:p>1.95</text:p>
          </table:table-cell>
          <table:table-cell table:style-name="ce26" table:formula="of:=[Sheet1.C62]*[Sheet1.D62]" office:value-type="float" office:value="0" calcext:value-type="float">
            <text:p>0</text:p>
          </table:table-cell>
          <table:table-cell table:style-name="ce22" office:value-type="string" calcext:value-type="string">
            <text:p><text:a xlink:href="http://www.amazon.co.uk/Washer-8-4mm-Stainless-Washers-Delivery/dp/B00A6PS2QI/ref=sr_1_2?ie=UTF8&amp;qid=1433516514&amp;sr=8-2&amp;keywords=M8+washers+DBA+Hardware" xlink:type="simple">http://www.amazon.co.uk/Washer-8-4mm-Stainless-Washers-Delivery/dp/B00A6PS2QI/ref=sr_1_2?ie=UTF8&amp;qid=1433516514&amp;sr=8-2&amp;keywords=M8+washers+DBA+Hardware</text:a></text:p>
          </table:table-cell>
          <table:table-cell table:style-name="ce12" office:value-type="float" office:value="4" calcext:value-type="float">
            <text:p>4</text:p>
          </table:table-cell>
          <table:table-cell table:style-name="ce9" office:value-type="string" calcext:value-type="string">
            <text:p>In solidworks used ISO Washer 7091 NormalGrade</text:p>
          </table:table-cell>
          <table:table-cell table:style-name="ce12" table:number-columns-repeated="1016"/>
        </table:table-row>
        <table:table-row table:style-name="ro2">
          <table:table-cell table:style-name="ce12"/>
          <table:table-cell table:style-name="ce22" office:value-type="string" calcext:value-type="string">
            <text:p>LockNuts – M8 x2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.2" calcext:value-type="float">
            <text:p>2.2</text:p>
          </table:table-cell>
          <table:table-cell table:style-name="ce26" table:formula="of:=[Sheet1.C63]*[Sheet1.D63]" office:value-type="float" office:value="0" calcext:value-type="float">
            <text:p>0</text:p>
          </table:table-cell>
          <table:table-cell table:style-name="ce22" office:value-type="string" calcext:value-type="string">
            <text:p><text:a xlink:href="http://www.amazon.co.uk/Nyloc-Nylon-Insert-Stainless-Delivery/dp/B00A6FI2GS/ref=sr_1_1?ie=UTF8&amp;qid=1433534673&amp;sr=8-1&amp;keywords=M8+nut+DBA+Hardware" xlink:type="simple">http://www.amazon.co.uk/Nyloc-Nylon-Insert-Stainless-Delivery/dp/B00A6FI2GS/ref=sr_1_1?ie=UTF8&amp;qid=1433534673&amp;sr=8-1&amp;keywords=M8+nut+DBA+Hardware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1017"/>
        </table:table-row>
        <table:table-row table:style-name="ro2">
          <table:table-cell table:style-name="ce12"/>
          <table:table-cell table:style-name="ce22" office:value-type="string" calcext:value-type="string">
            <text:p>Nuts – M8 x2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.85" calcext:value-type="float">
            <text:p>1.85</text:p>
          </table:table-cell>
          <table:table-cell table:style-name="ce26" table:formula="of:=[Sheet1.C64]*[Sheet1.D64]" office:value-type="float" office:value="0" calcext:value-type="float">
            <text:p>0</text:p>
          </table:table-cell>
          <table:table-cell table:style-name="ce22" office:value-type="string" calcext:value-type="string">
            <text:p><text:a xlink:href="http://www.amazon.co.uk/Full-Stainless-Steel-Hexagon-Delivery/dp/B00A6GAIC8/ref=sr_1_3?ie=UTF8&amp;qid=1433534673&amp;sr=8-3&amp;keywords=M8+nut+DBA+Hardware" xlink:type="simple">http://www.amazon.co.uk/Full-Stainless-Steel-Hexagon-Delivery/dp/B00A6GAIC8/ref=sr_1_3?ie=UTF8&amp;qid=1433534673&amp;sr=8-3&amp;keywords=M8+nut+DBA+Hardware</text:a>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1017"/>
        </table:table-row>
        <table:table-row table:style-name="ro2">
          <table:table-cell table:style-name="ce9"/>
          <table:table-cell table:style-name="ce9" office:value-type="string" calcext:value-type="string">
            <text:p>Assorted Springs (need 2 x 8mm)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9.99" calcext:value-type="float">
            <text:p>9.99</text:p>
          </table:table-cell>
          <table:table-cell table:style-name="ce26" table:formula="of:=[Sheet1.C65]*[Sheet1.D65]" office:value-type="float" office:value="0" calcext:value-type="float">
            <text:p>0</text:p>
          </table:table-cell>
          <table:table-cell table:style-name="ce9" office:value-type="string" calcext:value-type="string">
            <text:p><text:a xlink:href="http://www.clasohlson.com/uk/Assorted-Springs/31-2132" xlink:type="simple">http://www.clasohlson.com/uk/Assorted-Springs/31-2132</text:a>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1017"/>
        </table:table-row>
        <table:table-row table:style-name="ro1" table:number-rows-repeated="2">
          <table:table-cell/>
          <table:table-cell table:style-name="ce14"/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Assembly A – Xaxis</text:p>
          </table:table-cell>
          <table:table-cell table:number-columns-repeated="1022"/>
        </table:table-row>
        <table:table-row table:style-name="ro2">
          <table:table-cell/>
          <table:table-cell table:style-name="ce9" office:value-type="string" calcext:value-type="string">
            <text:p>Socket Head Bolts – M3 x 40mm 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LockNuts – M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Washers – M3 x 7mm d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Washers – M8 x 15.5d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ti-Backlash</text:p>
          </table:table-cell>
          <table:table-cell table:number-columns-repeated="1018"/>
        </table:table-row>
        <table:table-row table:style-name="ro2">
          <table:table-cell/>
          <table:table-cell table:style-name="ce9" office:value-type="string" calcext:value-type="string">
            <text:p>Assorted Springs 8m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ti-Backlash</text:p>
          </table:table-cell>
          <table:table-cell table:number-columns-repeated="1018"/>
        </table:table-row>
        <table:table-row table:style-name="ro2">
          <table:table-cell/>
          <table:table-cell table:style-name="ce9" office:value-type="string" calcext:value-type="string">
            <text:p>Linear Bearing 8mm LM8UU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Nuts – M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Assembly D – Xaxis Base</text:p>
          </table:table-cell>
          <table:table-cell table:number-columns-repeated="1022"/>
        </table:table-row>
        <table:table-row table:style-name="ro2">
          <table:table-cell/>
          <table:table-cell table:style-name="ce9" office:value-type="string" calcext:value-type="string">
            <text:p>Socket Head Bolts – M3 x 20mm 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LockNuts – M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Washers – M3 x 7mm d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9" office:value-type="string" calcext:value-type="string">
            <text:p>Radial Ball Bearings 608Z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LockNuts – M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Nuts – M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Assembly D – Stepper Mount</text:p>
          </table:table-cell>
          <table:table-cell table:number-columns-repeated="1022"/>
        </table:table-row>
        <table:table-row table:style-name="ro2">
          <table:table-cell/>
          <table:table-cell table:style-name="ce16" office:value-type="string" calcext:value-type="string">
            <text:p>Socket Head Bolts – M3 x 8mm 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Washers – M3 x 7mm d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Socket Head Bolts – M4 x 20mm 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2">
          <table:table-cell/>
          <table:table-cell table:style-name="ce23" office:value-type="string" calcext:value-type="string">
            <text:p>Washers – M4 x 9mm d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2">
          <table:table-cell/>
          <table:table-cell table:style-name="ce18" office:value-type="string" calcext:value-type="string">
            <text:p>Nuts – M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2">
          <table:table-cell/>
          <table:table-cell table:style-name="ce14" office:value-type="string" calcext:value-type="string">
            <text:p>Assembly D – Pulley Mount1</text:p>
          </table:table-cell>
          <table:table-cell table:number-columns-repeated="1022"/>
        </table:table-row>
        <table:table-row table:style-name="ro2">
          <table:table-cell/>
          <table:table-cell table:style-name="ce9" office:value-type="string" calcext:value-type="string">
            <text:p>Socket Head Bolts – M3 x 40mm le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Washers – M3 x 7mm di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22" office:value-type="string" calcext:value-type="string">
            <text:p>LockNuts – M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Nuts – M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table:style-name="ce9" office:value-type="string" calcext:value-type="string">
            <text:p>Radial Ball Bearings 608ZZ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T2 Pulley 20tooth 8mm bor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2">
          <table:table-cell table:number-columns-repeated="4"/>
          <table:table-cell table:style-name="ce24" table:formula="of:=SUM([Sheet1.E4:.E97])" office:value-type="float" office:value="39.2" calcext:value-type="float">
            <text:p>39.2</text:p>
          </table:table-cell>
          <table:table-cell table:style-name="ce14" office:value-type="string" calcext:value-type="string">
            <text:p>Grand Tota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ink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www.diydata.com/information/screwholes/screwholes.php" xlink:type="simple">http://www.diydata.com/information/screwholes/screwholes.php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www.trfastenings.com/pages/Tapping+Sizes+and+Clearance+Holes" xlink:type="simple">http://www.trfastenings.com/pages/Tapping+Sizes+and+Clearance+Holes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s://docs.google.com/spreadsheets/d/1oVcTCycR9qHi5JeS0x5Of-aC_XsIiMkX0GsWGpkmOUA/edit#gid=0" xlink:type="simple">https://docs.google.com/spreadsheets/d/1oVcTCycR9qHi5JeS0x5Of-aC_XsIiMkX0GsWGpkmOUA/edit#gid=0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uk.mouser.com/new/ams/ams-as5048-sensor/" xlink:type="simple">http://uk.mouser.com/new/ams/ams-as5048-sensor/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handycrowd.com/screws-explained-gauge-size-pilot-holes-and-wall-plugs/" xlink:type="simple">http://handycrowd.com/screws-explained-gauge-size-pilot-holes-and-wall-plugs/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a xlink:href="http://www.bwc.com/shop/dualvee-single-edge-track.html" xlink:type="simple">http://www.bwc.com/shop/dualvee-single-edge-track.html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5"/>
        <table:table-column table:style-name="co15" table:default-cell-style-name="ce32"/>
        <table:table-column table:style-name="co14" table:default-cell-style-name="ce32"/>
        <table:table-column table:style-name="co16" table:default-cell-style-name="ce32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00 steps = 1.8 degre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reprap.org/wiki/Step_rates" xlink:type="simple">http://reprap.org/wiki/Step_rates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prusaprinters.org/calculator/" xlink:type="simple">http://prusaprinters.org/calculator/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teps per rotation</text:p>
          </table:table-cell>
          <table:table-cell table:style-name="ce2"/>
          <table:table-cell table:style-name="ce24"/>
          <table:table-cell office:value-type="float" office:value="200" calcext:value-type="float">
            <text:p>200.0000000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egrees per step</text:p>
          </table:table-cell>
          <table:table-cell table:style-name="ce2"/>
          <table:table-cell table:style-name="ce24"/>
          <table:table-cell table:formula="of:=360/[Sheet2.E6]" office:value-type="float" office:value="1.8" calcext:value-type="float">
            <text:p>1.800000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Actuation Type</text:p>
          </table:table-cell>
          <table:table-cell table:style-name="ce2" office:value-type="string" calcext:value-type="string">
            <text:p>Full Steps per mm</text:p>
          </table:table-cell>
          <table:table-cell table:style-name="ce24" office:value-type="string" calcext:value-type="string">
            <text:p>Micro Stepping Ratio(2/4/8)</text:p>
          </table:table-cell>
          <table:table-cell table:style-name="ce33" office:value-type="string" calcext:value-type="string">
            <text:p>Steps per mm</text:p>
          </table:table-cell>
          <table:table-cell table:style-name="ce33" office:value-type="string" calcext:value-type="string">
            <text:p>Full rotation / distance mm</text:p>
          </table:table-cell>
          <table:table-cell table:style-name="ce33" office:value-type="string" calcext:value-type="string">
            <text:p>Distance per step mm</text:p>
          </table:table-cell>
          <table:table-cell table:style-name="ce2" table:number-columns-repeated="1017"/>
        </table:table-row>
        <table:table-row table:style-name="ro1">
          <table:table-cell/>
          <table:table-cell office:value-type="string" calcext:value-type="string">
            <text:p>GT2 20 tooth pulley</text:p>
          </table:table-cell>
          <table:table-cell table:style-name="ce32" office:value-type="float" office:value="5" calcext:value-type="float">
            <text:p>5.00000000</text:p>
          </table:table-cell>
          <table:table-cell office:value-type="float" office:value="1" calcext:value-type="float">
            <text:p>1</text:p>
          </table:table-cell>
          <table:table-cell table:formula="of:=[Sheet2.C11]*[Sheet2.D11]" office:value-type="float" office:value="5" calcext:value-type="float">
            <text:p>5.00000000</text:p>
          </table:table-cell>
          <table:table-cell table:formula="of:=[Sheet2.E6]/[Sheet2.E11]" office:value-type="float" office:value="40" calcext:value-type="float">
            <text:p>40.00000000</text:p>
          </table:table-cell>
          <table:table-cell table:formula="of:=[Sheet2.F11]/[Sheet2.E6]" office:value-type="float" office:value="0.2" calcext:value-type="float">
            <text:p>0.20000000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GT2 30 tooth pulley</text:p>
          </table:table-cell>
          <table:table-cell table:style-name="ce33" office:value-type="float" office:value="3.33" calcext:value-type="float">
            <text:p>3.33000000</text:p>
          </table:table-cell>
          <table:table-cell table:style-name="ce24" office:value-type="float" office:value="1" calcext:value-type="float">
            <text:p>1</text:p>
          </table:table-cell>
          <table:table-cell table:style-name="ce33" table:formula="of:=[Sheet2.C12]*[Sheet2.D12]" office:value-type="float" office:value="3.33" calcext:value-type="float">
            <text:p>3.33000000</text:p>
          </table:table-cell>
          <table:table-cell table:style-name="ce33" table:formula="of:=[Sheet2.E6]/[Sheet2.E12]" office:value-type="float" office:value="60.0600600600601" calcext:value-type="float">
            <text:p>60.06006006</text:p>
          </table:table-cell>
          <table:table-cell table:style-name="ce33" table:formula="of:=[Sheet2.F12]/[Sheet2.E6]" office:value-type="float" office:value="0.3003003003003" calcext:value-type="float">
            <text:p>0.30030030</text:p>
          </table:table-cell>
          <table:table-cell table:style-name="ce2" table:number-columns-repeated="1017"/>
        </table:table-row>
        <table:table-row table:style-name="ro1">
          <table:table-cell/>
          <table:table-cell office:value-type="string" calcext:value-type="string">
            <text:p>standard 8mm threaded rod</text:p>
          </table:table-cell>
          <table:table-cell table:style-name="ce32" office:value-type="float" office:value="160" calcext:value-type="float">
            <text:p>160.00000000</text:p>
          </table:table-cell>
          <table:table-cell office:value-type="float" office:value="1" calcext:value-type="float">
            <text:p>1</text:p>
          </table:table-cell>
          <table:table-cell table:formula="of:=[Sheet2.C13]*[Sheet2.D13]" office:value-type="float" office:value="160" calcext:value-type="float">
            <text:p>160.00000000</text:p>
          </table:table-cell>
          <table:table-cell table:formula="of:=[Sheet2.E6]/[Sheet2.E13]" office:value-type="float" office:value="1.25" calcext:value-type="float">
            <text:p>1.25000000</text:p>
          </table:table-cell>
          <table:table-cell table:formula="of:=[Sheet2.F13]/[Sheet2.E6]" office:value-type="float" office:value="0.00625" calcext:value-type="float">
            <text:p>0.00625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penBuilds 8mm Metric Acme Lead Screw</text:p>
          </table:table-cell>
          <table:table-cell table:style-name="ce32" office:value-type="float" office:value="100" calcext:value-type="float">
            <text:p>100.00000000</text:p>
          </table:table-cell>
          <table:table-cell office:value-type="float" office:value="1" calcext:value-type="float">
            <text:p>1</text:p>
          </table:table-cell>
          <table:table-cell table:formula="of:=[Sheet2.C14]*[Sheet2.D14]" office:value-type="float" office:value="100" calcext:value-type="float">
            <text:p>100.00000000</text:p>
          </table:table-cell>
          <table:table-cell table:formula="of:=[Sheet2.E6]/[Sheet2.E14]" office:value-type="float" office:value="2" calcext:value-type="float">
            <text:p>2.00000000</text:p>
          </table:table-cell>
          <table:table-cell table:formula="of:=[Sheet2.F14]/[Sheet2.E6]" office:value-type="float" office:value="0.01" calcext:value-type="float">
            <text:p>0.01000000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C-Type Extrusion 250mm lengt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ithout holes, has a Mass of 220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olume 219361.10 cubic millimet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 can = 15g, so about 15ca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een sand is typically used for casting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Have the X Axis independant of the Y Axis</text:p>
          </table:table-cell>
          <table:table-cell table:number-columns-repeated="1022"/>
        </table:table-row>
        <table:table-row table:style-name="ro3">
          <table:table-cell/>
          <table:table-cell table:style-name="ce13" office:value-type="string" calcext:value-type="string">
            <text:p>i.e. have the part moved backwards and forwards</text:p>
          </table:table-cell>
          <table:table-cell table:number-columns-repeated="1022"/>
        </table:table-row>
        <table:table-row table:style-name="ro4">
          <table:table-cell/>
          <table:table-cell table:style-name="ce13" office:value-type="string" calcext:value-type="string">
            <text:p>to allow the part to be brought forward after printing, and to avoid accumilation of inaccuracy for multiple axis</text:p>
          </table:table-cell>
          <table:table-cell table:number-columns-repeated="1022"/>
        </table:table-row>
        <table:table-row table:style-name="ro3">
          <table:table-cell/>
          <table:table-cell table:style-name="ce13" office:value-type="string" calcext:value-type="string">
            <text:p>also should allow for greater speed for 3d printing</text:p>
          </table:table-cell>
          <table:table-cell table:number-columns-repeated="1022"/>
        </table:table-row>
        <table:table-row table:style-name="ro4">
          <table:table-cell/>
          <table:table-cell table:style-name="ce13" office:value-type="string" calcext:value-type="string">
            <text:p>only down side is that larger parts may be difficult to move, but this is only a mid sized devi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forums.reprap.org/read.php?177,67307" xlink:type="simple">http://forums.reprap.org/read.php?177,67307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 think a similar design to the K8200 axis arrangement is the best, but with the X Axis in mo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 Axis (Front to Back) should be at the bottom fixed to the fr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 Axis (Top to Bottom) should have 2 gantrys attached to the main fr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Axis (Left to Right) should be attached to the Z Ax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tional idea to attach the Y Axis to the Z Gantry for CNCing a big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t turns out the weight on the Y Axis (front to back) can affect the speed / profile, so a weight sensor on the bed might be usefu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hange in Spee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m/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cond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as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K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cceleration</text:p>
          </table:table-cell>
          <table:table-cell table:formula="of:=[Sheet2.C44]/[Sheet2.C45]" office:value-type="float" office:value="2" calcext:value-type="float">
            <text:p>2</text:p>
          </table:table-cell>
          <table:table-cell office:value-type="string" calcext:value-type="string">
            <text:p>m/s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rce Movement</text:p>
          </table:table-cell>
          <table:table-cell table:formula="of:=[Sheet2.C46]*[Sheet2.C47]" office:value-type="float" office:value="1" calcext:value-type="float">
            <text:p>1</text:p>
          </table:table-cell>
          <table:table-cell office:value-type="string" calcext:value-type="string">
            <text:p>Newton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orce Movement</text:p>
          </table:table-cell>
          <table:table-cell table:style-name="ce2" table:formula="of:=[Sheet2.C48]/10" office:value-type="float" office:value="0.1" calcext:value-type="float">
            <text:p>0.1</text:p>
          </table:table-cell>
          <table:table-cell table:style-name="ce24" office:value-type="string" calcext:value-type="string">
            <text:p>Kg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st of 8mm 500mm Leadscrew and anti-backlash nut is around £18-2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tion 1 500mm threaded rod from wick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tion 2 500mm ballscrew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www.alibaba.com/product-detail/precision-ball-screw-sfu1605-for-cnc_60224722736.html?s=p" xlink:type="simple">http://www.alibaba.com/product-detail/precision-ball-screw-sfu1605-for-cnc_60224722736.html?s=p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www.cnczone.com/forums/linear-and-rotary-motion/261308-affordable-8mm-diameter-ball-screws.html" xlink:type="simple">http://www.cnczone.com/forums/linear-and-rotary-motion/261308-affordable-8mm-diameter-ball-screws.html</text:a></text:p>
          </table:table-cell>
          <table:table-cell table:number-columns-repeated="102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5" number:min-integer-digits="1"/>
    </number:number-style>
    <number:number-style style:name="N113">
      <number:number number: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 style:data-style-name="N2" text:time-value="15:15:15.0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9H50M47S</meta:editing-duration>
    <meta:editing-cycles>194</meta:editing-cycles>
    <meta:generator>LibreOffice/4.4.2.2$Windows_x86 LibreOffice_project/c4c7d32d0d49397cad38d62472b0bc8acff48dd6</meta:generator>
    <dc:date>2015-08-28T16:22:47.717000000</dc:date>
    <meta:document-statistic meta:table-count="4" meta:cell-count="628" meta:object-count="0"/>
    <meta:user-defined meta:name="Info 1"/>
    <meta:user-defined meta:name="Info 2"/>
    <meta:user-defined meta:name="Info 3"/>
    <meta:user-defined meta:name="Info 4"/>
  </office:meta>
</office:document-meta>
</file>